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3128670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98 kWh</text:p>
          </table:table-cell>
          <table:table-cell office:value-type="float" office:value="485.91" calcext:value-type="float">
            <text:p>485.91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1.53" calcext:value-type="float">
            <text:p>1.53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42.96" calcext:value-type="float">
            <text:p>-242.96</text:p>
          </table:table-cell>
          <table:table-cell office:value-type="float" office:value="-128.32" calcext:value-type="float">
            <text:p>-128.32</text:p>
          </table:table-cell>
          <table:table-cell office:value-type="string" calcext:value-type="string">
            <text:p>T-J</text:p>
          </table:table-cell>
          <table:table-cell office:value-type="float" office:value="154.29" calcext:value-type="float">
            <text:p>154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18 kWh</text:p>
          </table:table-cell>
          <table:table-cell office:value-type="float" office:value="634.68" calcext:value-type="float">
            <text:p>634.6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2.34" calcext:value-type="float">
            <text:p>2.3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17.34" calcext:value-type="float">
            <text:p>-317.34</text:p>
          </table:table-cell>
          <table:table-cell office:value-type="float" office:value="-167.61" calcext:value-type="float">
            <text:p>-167.61</text:p>
          </table:table-cell>
          <table:table-cell office:value-type="string" calcext:value-type="string">
            <text:p>T-J</text:p>
          </table:table-cell>
          <table:table-cell office:value-type="float" office:value="236.22" calcext:value-type="float">
            <text:p>236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41 kWh</text:p>
          </table:table-cell>
          <table:table-cell office:value-type="float" office:value="808.72" calcext:value-type="float">
            <text:p>808.7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.75" calcext:value-type="float">
            <text:p>2.7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9.76" calcext:value-type="float">
            <text:p>-9.76</text:p>
          </table:table-cell>
          <table:table-cell office:value-type="float" office:value="-404.36" calcext:value-type="float">
            <text:p>-404.36</text:p>
          </table:table-cell>
          <table:table-cell office:value-type="float" office:value="-213.56" calcext:value-type="float">
            <text:p>-213.56</text:p>
          </table:table-cell>
          <table:table-cell office:value-type="string" calcext:value-type="string">
            <text:p>T-J</text:p>
          </table:table-cell>
          <table:table-cell office:value-type="float" office:value="277.36" calcext:value-type="float">
            <text:p>277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6 kWh</text:p>
          </table:table-cell>
          <table:table-cell office:value-type="float" office:value="843.47" calcext:value-type="float">
            <text:p>843.4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82" calcext:value-type="float">
            <text:p>2.8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21.73" calcext:value-type="float">
            <text:p>-421.73</text:p>
          </table:table-cell>
          <table:table-cell office:value-type="float" office:value="-222.76" calcext:value-type="float">
            <text:p>-222.76</text:p>
          </table:table-cell>
          <table:table-cell office:value-type="string" calcext:value-type="string">
            <text:p>T-J</text:p>
          </table:table-cell>
          <table:table-cell office:value-type="float" office:value="285.26" calcext:value-type="float">
            <text:p>285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40.11" calcext:value-type="float">
            <text:p>840.1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.81" calcext:value-type="float">
            <text:p>2.8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20.05" calcext:value-type="float">
            <text:p>-420.05</text:p>
          </table:table-cell>
          <table:table-cell office:value-type="float" office:value="-221.86" calcext:value-type="float">
            <text:p>-221.86</text:p>
          </table:table-cell>
          <table:table-cell office:value-type="string" calcext:value-type="string">
            <text:p>T-J</text:p>
          </table:table-cell>
          <table:table-cell office:value-type="float" office:value="284.14" calcext:value-type="float">
            <text:p>284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46 kWh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441.89" calcext:value-type="float">
            <text:p>-441.89</text:p>
          </table:table-cell>
          <table:table-cell office:value-type="string" calcext:value-type="string">
            <text:p>T-0</text:p>
          </table:table-cell>
          <table:table-cell office:value-type="float" office:value="482.3" calcext:value-type="float">
            <text:p>48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32 kWh</text:p>
          </table:table-cell>
          <table:table-cell office:value-type="float" office:value="727.47" calcext:value-type="float">
            <text:p>727.4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384.24" calcext:value-type="float">
            <text:p>-384.24</text:p>
          </table:table-cell>
          <table:table-cell office:value-type="string" calcext:value-type="string">
            <text:p>T-0</text:p>
          </table:table-cell>
          <table:table-cell office:value-type="float" office:value="429.94" calcext:value-type="float">
            <text:p>429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30 kWh</text:p>
          </table:table-cell>
          <table:table-cell office:value-type="float" office:value="709.45" calcext:value-type="float">
            <text:p>709.4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374.69" calcext:value-type="float">
            <text:p>-374.69</text:p>
          </table:table-cell>
          <table:table-cell office:value-type="string" calcext:value-type="string">
            <text:p>T-0</text:p>
          </table:table-cell>
          <table:table-cell office:value-type="float" office:value="421.04" calcext:value-type="float">
            <text:p>421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9 kWh</text:p>
          </table:table-cell>
          <table:table-cell office:value-type="float" office:value="839.01" calcext:value-type="float">
            <text:p>839.0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442.68" calcext:value-type="float">
            <text:p>-442.68</text:p>
          </table:table-cell>
          <table:table-cell office:value-type="string" calcext:value-type="string">
            <text:p>T-0</text:p>
          </table:table-cell>
          <table:table-cell office:value-type="float" office:value="482.88" calcext:value-type="float">
            <text:p>482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83" calcext:value-type="float">
            <text:p>1.8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1 kWh</text:p>
          </table:table-cell>
          <table:table-cell office:value-type="float" office:value="841.35" calcext:value-type="float">
            <text:p>841.3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5.36" calcext:value-type="float">
            <text:p>5.3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443.77" calcext:value-type="float">
            <text:p>-443.77</text:p>
          </table:table-cell>
          <table:table-cell office:value-type="string" calcext:value-type="string">
            <text:p>T-0</text:p>
          </table:table-cell>
          <table:table-cell office:value-type="float" office:value="543.37" calcext:value-type="float">
            <text:p>543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8 kWh</text:p>
          </table:table-cell>
          <table:table-cell office:value-type="float" office:value="743.77" calcext:value-type="float">
            <text:p>743.7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92.09" calcext:value-type="float">
            <text:p>-392.09</text:p>
          </table:table-cell>
          <table:table-cell office:value-type="string" calcext:value-type="string">
            <text:p>T-0</text:p>
          </table:table-cell>
          <table:table-cell office:value-type="float" office:value="437.12" calcext:value-type="float">
            <text:p>437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3 kWh</text:p>
          </table:table-cell>
          <table:table-cell office:value-type="float" office:value="704.63" calcext:value-type="float">
            <text:p>704.6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14" calcext:value-type="float">
            <text:p>4.1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371.46" calcext:value-type="float">
            <text:p>-371.46</text:p>
          </table:table-cell>
          <table:table-cell office:value-type="string" calcext:value-type="string">
            <text:p>T-0</text:p>
          </table:table-cell>
          <table:table-cell office:value-type="float" office:value="418.09" calcext:value-type="float">
            <text:p>418.0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7:03:24.903000000</meta:creation-date>
    <dc:date>2018-03-27T07:48:32.652000000</dc:date>
    <meta:editing-duration>PT9M15S</meta:editing-duration>
    <meta:editing-cycles>1</meta:editing-cycles>
    <meta:document-statistic meta:table-count="1" meta:cell-count="176" meta:object-count="0"/>
    <meta:generator>LibreOffice/5.3.4.2$Windows_x86 LibreOffice_project/f82d347ccc0be322489bf7da61d7e4ad13fe2ff3</meta:generator>
  </office:meta>
</office:document-meta>
</file>